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41.19pt"/>
    </style:style>
    <style:style style:name="co3" style:family="table-column">
      <style:table-column-properties fo:break-before="auto" style:column-width="30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lstats-totalmsgsbyyear" table:style-name="ta1">
        <table:shapes>
          <draw:frame draw:z-index="0" draw:style-name="gr1" draw:text-style-name="P1" svg:width="453.51pt" svg:height="255.09pt" svg:x="722.83pt" svg:y="12.56pt">
            <loext:p draw:notify-on-update-of-ranges="'mlstats-totalmsgsbyyear'.A3:'mlstats-totalmsgsbyyear'.A8 'mlstats-totalmsgsbyyear'.B3:'mlstats-totalmsgsbyyear'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24.79pt" svg:y="291.6pt">
            <loext:p draw:notify-on-update-of-ranges="'mlstats-totalmsgsbyyear'.A9:'mlstats-totalmsgsbyyear'.A14 'mlstats-totalmsgsbyyear'.B9:'mlstats-totalmsgsbyyear'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28.79pt" svg:y="571.63pt">
            <loext:p draw:notify-on-update-of-ranges="'mlstats-totalmsgsbyyear'.A15:'mlstats-totalmsgsbyyear'.A29 'mlstats-totalmsgsbyyear'.B15:'mlstats-totalmsgsbyyear'.B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86.45pt" svg:height="394.24pt" svg:x="734.17pt" svg:y="907.23pt">
            <loext:p draw:notify-on-update-of-ranges="'mlstats-totalmsgsbyyear'.A30:'mlstats-totalmsgsbyyear'.A50 'mlstats-totalmsgsbyyear'.B30:'mlstats-totalmsgsbyyear'.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pt" svg:height="417.29pt" svg:x="731.71pt" svg:y="1318.96pt">
            <loext:p draw:notify-on-update-of-ranges="'mlstats-totalmsgsbyyear'.A51:'mlstats-totalmsgsbyyear'.A76 'mlstats-totalmsgsbyyear'.B51:'mlstats-totalmsgsbyyear'.B7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pt" svg:height="466.41pt" svg:x="730.2pt" svg:y="1770.01pt">
            <loext:p draw:notify-on-update-of-ranges="'mlstats-totalmsgsbyyear'.A77:'mlstats-totalmsgsbyyear'.A108 'mlstats-totalmsgsbyyear'.B77:'mlstats-totalmsgsbyyear'.B1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pt" svg:height="489.49pt" svg:x="731.17pt" svg:y="2310.15pt">
            <loext:p draw:notify-on-update-of-ranges="'mlstats-totalmsgsbyyear'.A109:'mlstats-totalmsgsbyyear'.A143 'mlstats-totalmsgsbyyear'.B109:'mlstats-totalmsgsbyyear'.B14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4pt" svg:height="685.56pt" svg:x="728.7pt" svg:y="2819.11pt">
            <loext:p draw:notify-on-update-of-ranges="'mlstats-totalmsgsbyyear'.A144:'mlstats-totalmsgsbyyear'.A191 'mlstats-totalmsgsbyyear'.B144:'mlstats-totalmsgsbyyear'.B19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4pt" svg:height="790.02pt" svg:x="697.46pt" svg:y="5163.02pt">
            <loext:p draw:notify-on-update-of-ranges="'mlstats-totalmsgsbyyear'.A406:'mlstats-totalmsgsbyyear'.A463 'mlstats-totalmsgsbyyear'.B406:'mlstats-totalmsgsbyyear'.B46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Year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307" calcext:value-type="float">
            <text:p>307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221" calcext:value-type="float">
            <text:p>221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5401" calcext:value-type="float">
            <text:p>5401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23" calcext:value-type="float">
            <text:p>23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trans-ko</text:p>
          </table:table-cell>
          <table:table-cell office:value-type="float" office:value="38" calcext:value-type="float">
            <text:p>38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506" calcext:value-type="float">
            <text:p>506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3012" calcext:value-type="float">
            <text:p>3012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1146" calcext:value-type="float">
            <text:p>1146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15862" calcext:value-type="float">
            <text:p>15862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1045" calcext:value-type="float">
            <text:p>1045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trans-ko</text:p>
          </table:table-cell>
          <table:table-cell office:value-type="float" office:value="319" calcext:value-type="float">
            <text:p>319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490" calcext:value-type="float">
            <text:p>490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161" calcext:value-type="float">
            <text:p>161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1756" calcext:value-type="float">
            <text:p>1756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228" calcext:value-type="float">
            <text:p>228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1166" calcext:value-type="float">
            <text:p>1166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405" calcext:value-type="float">
            <text:p>405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1399" calcext:value-type="float">
            <text:p>1399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516" calcext:value-type="float">
            <text:p>516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13444" calcext:value-type="float">
            <text:p>13444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629" calcext:value-type="float">
            <text:p>629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280" calcext:value-type="float">
            <text:p>280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trans-ko</text:p>
          </table:table-cell>
          <table:table-cell office:value-type="float" office:value="18" calcext:value-type="float">
            <text:p>18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websites</text:p>
          </table:table-cell>
          <table:table-cell office:value-type="float" office:value="276" calcext:value-type="float">
            <text:p>276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31" calcext:value-type="float">
            <text:p>31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1071" calcext:value-type="float">
            <text:p>1071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245" calcext:value-type="float">
            <text:p>245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2910" calcext:value-type="float">
            <text:p>2910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2360" calcext:value-type="float">
            <text:p>2360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565" calcext:value-type="float">
            <text:p>565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brasil-marketing</text:p>
          </table:table-cell>
          <table:table-cell office:value-type="float" office:value="2502" calcext:value-type="float">
            <text:p>2502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630" calcext:value-type="float">
            <text:p>630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2257" calcext:value-type="float">
            <text:p>2257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587" calcext:value-type="float">
            <text:p>587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330" calcext:value-type="float">
            <text:p>330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14405" calcext:value-type="float">
            <text:p>14405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221" calcext:value-type="float">
            <text:p>221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893" calcext:value-type="float">
            <text:p>893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85" calcext:value-type="float">
            <text:p>85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1630" calcext:value-type="float">
            <text:p>1630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684" calcext:value-type="float">
            <text:p>684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trans-ko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websites</text:p>
          </table:table-cell>
          <table:table-cell office:value-type="float" office:value="316" calcext:value-type="float">
            <text:p>316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35" calcext:value-type="float">
            <text:p>35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1893" calcext:value-type="float">
            <text:p>1893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1273" calcext:value-type="float">
            <text:p>1273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384" calcext:value-type="float">
            <text:p>384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2065" calcext:value-type="float">
            <text:p>2065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2035" calcext:value-type="float">
            <text:p>2035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120" calcext:value-type="float">
            <text:p>120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70" calcext:value-type="float">
            <text:p>70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67" calcext:value-type="float">
            <text:p>67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brasil-marketing</text:p>
          </table:table-cell>
          <table:table-cell office:value-type="float" office:value="2556" calcext:value-type="float">
            <text:p>2556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772" calcext:value-type="float">
            <text:p>772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2068" calcext:value-type="float">
            <text:p>2068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510" calcext:value-type="float">
            <text:p>510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1570" calcext:value-type="float">
            <text:p>1570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25595" calcext:value-type="float">
            <text:p>25595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devel-announce</text:p>
          </table:table-cell>
          <table:table-cell office:value-type="float" office:value="117" calcext:value-type="float">
            <text:p>117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fonts</text:p>
          </table:table-cell>
          <table:table-cell office:value-type="float" office:value="297" calcext:value-type="float">
            <text:p>297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541" calcext:value-type="float">
            <text:p>541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2481" calcext:value-type="float">
            <text:p>2481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300" calcext:value-type="float">
            <text:p>300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1776" calcext:value-type="float">
            <text:p>1776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php-devel</text:p>
          </table:table-cell>
          <table:table-cell office:value-type="float" office:value="60" calcext:value-type="float">
            <text:p>60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1185" calcext:value-type="float">
            <text:p>1185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trans-bg</text:p>
          </table:table-cell>
          <table:table-cell office:value-type="float" office:value="86" calcext:value-type="float">
            <text:p>86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trans-ru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1610" calcext:value-type="float">
            <text:p>1610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14" calcext:value-type="float">
            <text:p>14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761" calcext:value-type="float">
            <text:p>761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171" calcext:value-type="float">
            <text:p>171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2069" calcext:value-type="float">
            <text:p>2069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4273" calcext:value-type="float">
            <text:p>4273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190" calcext:value-type="float">
            <text:p>190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110" calcext:value-type="float">
            <text:p>110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120" calcext:value-type="float">
            <text:p>120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bangladesh-users</text:p>
          </table:table-cell>
          <table:table-cell office:value-type="float" office:value="54" calcext:value-type="float">
            <text:p>54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brasil-marketing</text:p>
          </table:table-cell>
          <table:table-cell office:value-type="float" office:value="6190" calcext:value-type="float">
            <text:p>6190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524" calcext:value-type="float">
            <text:p>524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1956" calcext:value-type="float">
            <text:p>1956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95" calcext:value-type="float">
            <text:p>95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778" calcext:value-type="float">
            <text:p>778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29386" calcext:value-type="float">
            <text:p>29386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devel-announce</text:p>
          </table:table-cell>
          <table:table-cell office:value-type="float" office:value="218" calcext:value-type="float">
            <text:p>218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fonts</text:p>
          </table:table-cell>
          <table:table-cell office:value-type="float" office:value="466" calcext:value-type="float">
            <text:p>466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311" calcext:value-type="float">
            <text:p>311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2378" calcext:value-type="float">
            <text:p>2378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isv-sig</text:p>
          </table:table-cell>
          <table:table-cell office:value-type="float" office:value="125" calcext:value-type="float">
            <text:p>125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324" calcext:value-type="float">
            <text:p>324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olpc</text:p>
          </table:table-cell>
          <table:table-cell office:value-type="float" office:value="635" calcext:value-type="float">
            <text:p>635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1424" calcext:value-type="float">
            <text:p>1424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php-devel</text:p>
          </table:table-cell>
          <table:table-cell office:value-type="float" office:value="44" calcext:value-type="float">
            <text:p>44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s390x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1566" calcext:value-type="float">
            <text:p>1566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trans-bg</text:p>
          </table:table-cell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trans-id</text:p>
          </table:table-cell>
          <table:table-cell office:value-type="float" office:value="67" calcext:value-type="float">
            <text:p>67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trans-ko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47" calcext:value-type="float">
            <text:p>47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818" calcext:value-type="float">
            <text:p>818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19" calcext:value-type="float">
            <text:p>19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294" calcext:value-type="float">
            <text:p>294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480" calcext:value-type="float">
            <text:p>480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1837" calcext:value-type="float">
            <text:p>1837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4412" calcext:value-type="float">
            <text:p>4412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169" calcext:value-type="float">
            <text:p>169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248" calcext:value-type="float">
            <text:p>248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20" calcext:value-type="float">
            <text:p>20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bangladesh-users</text:p>
          </table:table-cell>
          <table:table-cell office:value-type="float" office:value="126" calcext:value-type="float">
            <text:p>126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brasil-marketing</text:p>
          </table:table-cell>
          <table:table-cell office:value-type="float" office:value="3539" calcext:value-type="float">
            <text:p>3539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452" calcext:value-type="float">
            <text:p>452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classroom</text:p>
          </table:table-cell>
          <table:table-cell office:value-type="float" office:value="121" calcext:value-type="float">
            <text:p>121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1506" calcext:value-type="float">
            <text:p>1506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52" calcext:value-type="float">
            <text:p>52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design-team</text:p>
          </table:table-cell>
          <table:table-cell office:value-type="float" office:value="1637" calcext:value-type="float">
            <text:p>1637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design-team-tickets</text:p>
          </table:table-cell>
          <table:table-cell office:value-type="float" office:value="266" calcext:value-type="float">
            <text:p>266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1192" calcext:value-type="float">
            <text:p>1192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24391" calcext:value-type="float">
            <text:p>24391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devel-announce</text:p>
          </table:table-cell>
          <table:table-cell office:value-type="float" office:value="206" calcext:value-type="float">
            <text:p>206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epel-package-announce</text:p>
          </table:table-cell>
          <table:table-cell office:value-type="float" office:value="1011" calcext:value-type="float">
            <text:p>1011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fonts</text:p>
          </table:table-cell>
          <table:table-cell office:value-type="float" office:value="306" calcext:value-type="float">
            <text:p>306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191" calcext:value-type="float">
            <text:p>191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2416" calcext:value-type="float">
            <text:p>2416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isv-sig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173" calcext:value-type="float">
            <text:p>173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olpc</text:p>
          </table:table-cell>
          <table:table-cell office:value-type="float" office:value="1450" calcext:value-type="float">
            <text:p>1450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1316" calcext:value-type="float">
            <text:p>1316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php-devel</text:p>
          </table:table-cell>
          <table:table-cell office:value-type="float" office:value="30" calcext:value-type="float">
            <text:p>30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s390x</text:p>
          </table:table-cell>
          <table:table-cell office:value-type="float" office:value="92" calcext:value-type="float">
            <text:p>92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2074" calcext:value-type="float">
            <text:p>2074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trans-bg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trans-id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55" calcext:value-type="float">
            <text:p>155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612" calcext:value-type="float">
            <text:p>612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648" calcext:value-type="float">
            <text:p>648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357" calcext:value-type="float">
            <text:p>357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1947" calcext:value-type="float">
            <text:p>1947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3303" calcext:value-type="float">
            <text:p>3303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150" calcext:value-type="float">
            <text:p>150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434" calcext:value-type="float">
            <text:p>434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bangladesh-users</text:p>
          </table:table-cell>
          <table:table-cell office:value-type="float" office:value="280" calcext:value-type="float">
            <text:p>280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brasil-marketing</text:p>
          </table:table-cell>
          <table:table-cell office:value-type="float" office:value="519" calcext:value-type="float">
            <text:p>519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704" calcext:value-type="float">
            <text:p>704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classroom</text:p>
          </table:table-cell>
          <table:table-cell office:value-type="float" office:value="74" calcext:value-type="float">
            <text:p>74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482" calcext:value-type="float">
            <text:p>482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2427" calcext:value-type="float">
            <text:p>2427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cwg</text:p>
          </table:table-cell>
          <table:table-cell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55" calcext:value-type="float">
            <text:p>55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design-team</text:p>
          </table:table-cell>
          <table:table-cell office:value-type="float" office:value="2223" calcext:value-type="float">
            <text:p>2223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design-team-tickets</text:p>
          </table:table-cell>
          <table:table-cell office:value-type="float" office:value="401" calcext:value-type="float">
            <text:p>401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949" calcext:value-type="float">
            <text:p>949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18660" calcext:value-type="float">
            <text:p>18660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devel-announce</text:p>
          </table:table-cell>
          <table:table-cell office:value-type="float" office:value="197" calcext:value-type="float">
            <text:p>197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epel-package-announce</text:p>
          </table:table-cell>
          <table:table-cell office:value-type="float" office:value="1888" calcext:value-type="float">
            <text:p>1888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fonts</text:p>
          </table:table-cell>
          <table:table-cell office:value-type="float" office:value="223" calcext:value-type="float">
            <text:p>223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88" calcext:value-type="float">
            <text:p>88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1611" calcext:value-type="float">
            <text:p>1611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irc-support-sig</text:p>
          </table:table-cell>
          <table:table-cell office:value-type="float" office:value="147" calcext:value-type="float">
            <text:p>147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isv-sig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lxde</text:p>
          </table:table-cell>
          <table:table-cell office:value-type="float" office:value="58" calcext:value-type="float">
            <text:p>58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mips</text:p>
          </table:table-cell>
          <table:table-cell office:value-type="float" office:value="74" calcext:value-type="float">
            <text:p>74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olpc</text:p>
          </table:table-cell>
          <table:table-cell office:value-type="float" office:value="733" calcext:value-type="float">
            <text:p>733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770" calcext:value-type="float">
            <text:p>770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php-devel</text:p>
          </table:table-cell>
          <table:table-cell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remixes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s390x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summit-planning</text:p>
          </table:table-cell>
          <table:table-cell office:value-type="float" office:value="35" calcext:value-type="float">
            <text:p>35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1644" calcext:value-type="float">
            <text:p>1644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rans-bg</text:p>
          </table:table-cell>
          <table:table-cell office:value-type="float" office:value="35" calcext:value-type="float">
            <text:p>35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rans-id</text:p>
          </table:table-cell>
          <table:table-cell office:value-type="float" office:value="65" calcext:value-type="float">
            <text:p>65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rans-ko</text:p>
          </table:table-cell>
          <table:table-cell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rans-ru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vn-community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310" calcext:value-type="float">
            <text:p>310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xfce</text:p>
          </table:table-cell>
          <table:table-cell office:value-type="float" office:value="281" calcext:value-type="float">
            <text:p>281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zarafa</text:p>
          </table:table-cell>
          <table:table-cell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zarafa-announce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445" calcext:value-type="float">
            <text:p>445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247" calcext:value-type="float">
            <text:p>24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1335" calcext:value-type="float">
            <text:p>1335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2107" calcext:value-type="float">
            <text:p>210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127" calcext:value-type="float">
            <text:p>12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1599" calcext:value-type="float">
            <text:p>1599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arm-builds</text:p>
          </table:table-cell>
          <table:table-cell office:value-type="float" office:value="26" calcext:value-type="float">
            <text:p>26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bangladesh-users</text:p>
          </table:table-cell>
          <table:table-cell office:value-type="float" office:value="57" calcext:value-type="float">
            <text:p>5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321" calcext:value-type="float">
            <text:p>321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classroom</text:p>
          </table:table-cell>
          <table:table-cell office:value-type="float" office:value="57" calcext:value-type="float">
            <text:p>5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637" calcext:value-type="float">
            <text:p>63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847" calcext:value-type="float">
            <text:p>84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cwg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77" calcext:value-type="float">
            <text:p>7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design-team</text:p>
          </table:table-cell>
          <table:table-cell office:value-type="float" office:value="1277" calcext:value-type="float">
            <text:p>127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design-team-tickets</text:p>
          </table:table-cell>
          <table:table-cell office:value-type="float" office:value="331" calcext:value-type="float">
            <text:p>331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763" calcext:value-type="float">
            <text:p>763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13118" calcext:value-type="float">
            <text:p>13118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devel-announce</text:p>
          </table:table-cell>
          <table:table-cell office:value-type="float" office:value="134" calcext:value-type="float">
            <text:p>134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epel-package-announce</text:p>
          </table:table-cell>
          <table:table-cell office:value-type="float" office:value="3283" calcext:value-type="float">
            <text:p>3283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fonts</text:p>
          </table:table-cell>
          <table:table-cell office:value-type="float" office:value="86" calcext:value-type="float">
            <text:p>86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123" calcext:value-type="float">
            <text:p>123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1431" calcext:value-type="float">
            <text:p>1431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irc-support-sig</text:p>
          </table:table-cell>
          <table:table-cell office:value-type="float" office:value="370" calcext:value-type="float">
            <text:p>370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105" calcext:value-type="float">
            <text:p>105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lxde</text:p>
          </table:table-cell>
          <table:table-cell office:value-type="float" office:value="99" calcext:value-type="float">
            <text:p>99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mips</text:p>
          </table:table-cell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olpc</text:p>
          </table:table-cell>
          <table:table-cell office:value-type="float" office:value="216" calcext:value-type="float">
            <text:p>216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506" calcext:value-type="float">
            <text:p>506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php-devel</text:p>
          </table:table-cell>
          <table:table-cell office:value-type="float" office:value="19" calcext:value-type="float">
            <text:p>19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power-management</text:p>
          </table:table-cell>
          <table:table-cell office:value-type="float" office:value="43" calcext:value-type="float">
            <text:p>43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remixes</text:p>
          </table:table-cell>
          <table:table-cell office:value-type="float" office:value="78" calcext:value-type="float">
            <text:p>78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s390x</text:p>
          </table:table-cell>
          <table:table-cell office:value-type="float" office:value="61" calcext:value-type="float">
            <text:p>61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summit-planning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1042" calcext:value-type="float">
            <text:p>1042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trans-bg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trans-id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trans-ko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vn-community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380" calcext:value-type="float">
            <text:p>380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xfce</text:p>
          </table:table-cell>
          <table:table-cell office:value-type="float" office:value="696" calcext:value-type="float">
            <text:p>696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zarafa</text:p>
          </table:table-cell>
          <table:table-cell office:value-type="float" office:value="24" calcext:value-type="float">
            <text:p>24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zarafa-announce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683" calcext:value-type="float">
            <text:p>683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427" calcext:value-type="float">
            <text:p>427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1415" calcext:value-type="float">
            <text:p>1415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1871" calcext:value-type="float">
            <text:p>1871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102" calcext:value-type="float">
            <text:p>102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2449" calcext:value-type="float">
            <text:p>2449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arm-builds</text:p>
          </table:table-cell>
          <table:table-cell office:value-type="float" office:value="144453" calcext:value-type="float">
            <text:p>144453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bangladesh-users</text:p>
          </table:table-cell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228" calcext:value-type="float">
            <text:p>228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classroom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007" calcext:value-type="float">
            <text:p>1007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837" calcext:value-type="float">
            <text:p>837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114" calcext:value-type="float">
            <text:p>114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design-team</text:p>
          </table:table-cell>
          <table:table-cell office:value-type="float" office:value="913" calcext:value-type="float">
            <text:p>913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design-team-tickets</text:p>
          </table:table-cell>
          <table:table-cell office:value-type="float" office:value="438" calcext:value-type="float">
            <text:p>438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223" calcext:value-type="float">
            <text:p>223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14951" calcext:value-type="float">
            <text:p>14951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devel-announce</text:p>
          </table:table-cell>
          <table:table-cell office:value-type="float" office:value="136" calcext:value-type="float">
            <text:p>136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epel-package-announce</text:p>
          </table:table-cell>
          <table:table-cell office:value-type="float" office:value="3254" calcext:value-type="float">
            <text:p>3254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fonts</text:p>
          </table:table-cell>
          <table:table-cell office:value-type="float" office:value="183" calcext:value-type="float">
            <text:p>183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82" calcext:value-type="float">
            <text:p>82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1234" calcext:value-type="float">
            <text:p>1234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irc-support-sig</text:p>
          </table:table-cell>
          <table:table-cell office:value-type="float" office:value="340" calcext:value-type="float">
            <text:p>340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lxde</text:p>
          </table:table-cell>
          <table:table-cell office:value-type="float" office:value="49" calcext:value-type="float">
            <text:p>49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mips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olpc</text:p>
          </table:table-cell>
          <table:table-cell office:value-type="float" office:value="121" calcext:value-type="float">
            <text:p>121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781" calcext:value-type="float">
            <text:p>781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php-devel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power-management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remixes</text:p>
          </table:table-cell>
          <table:table-cell office:value-type="float" office:value="60" calcext:value-type="float">
            <text:p>60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s390x</text:p>
          </table:table-cell>
          <table:table-cell office:value-type="float" office:value="346" calcext:value-type="float">
            <text:p>346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summit-planning</text:p>
          </table:table-cell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924" calcext:value-type="float">
            <text:p>924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trans-ia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trans-id</text:p>
          </table:table-cell>
          <table:table-cell office:value-type="float" office:value="67" calcext:value-type="float">
            <text:p>67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trans-ko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vn-community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women-outreach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292" calcext:value-type="float">
            <text:p>292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xfce</text:p>
          </table:table-cell>
          <table:table-cell office:value-type="float" office:value="756" calcext:value-type="float">
            <text:p>756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zarafa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zarafa-announce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966" calcext:value-type="float">
            <text:p>966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665" calcext:value-type="float">
            <text:p>665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1214" calcext:value-type="float">
            <text:p>1214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1243" calcext:value-type="float">
            <text:p>1243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58" calcext:value-type="float">
            <text:p>58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7" calcext:value-type="float">
            <text:p>37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2350" calcext:value-type="float">
            <text:p>2350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arm-builds</text:p>
          </table:table-cell>
          <table:table-cell office:value-type="float" office:value="133649" calcext:value-type="float">
            <text:p>133649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83" calcext:value-type="float">
            <text:p>83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badges</text:p>
          </table:table-cell>
          <table:table-cell office:value-type="float" office:value="21" calcext:value-type="float">
            <text:p>21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bangladesh-users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bigdata</text:p>
          </table:table-cell>
          <table:table-cell office:value-type="float" office:value="277" calcext:value-type="float">
            <text:p>277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198" calcext:value-type="float">
            <text:p>198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classroom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986" calcext:value-type="float">
            <text:p>986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343" calcext:value-type="float">
            <text:p>343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101" calcext:value-type="float">
            <text:p>101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design-devel</text:p>
          </table:table-cell>
          <table:table-cell office:value-type="float" office:value="194" calcext:value-type="float">
            <text:p>194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design-team</text:p>
          </table:table-cell>
          <table:table-cell office:value-type="float" office:value="619" calcext:value-type="float">
            <text:p>619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design-team-tickets</text:p>
          </table:table-cell>
          <table:table-cell office:value-type="float" office:value="329" calcext:value-type="float">
            <text:p>329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898" calcext:value-type="float">
            <text:p>898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devassistant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17511" calcext:value-type="float">
            <text:p>17511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devel-announce</text:p>
          </table:table-cell>
          <table:table-cell office:value-type="float" office:value="276" calcext:value-type="float">
            <text:p>276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env-and-stacks</text:p>
          </table:table-cell>
          <table:table-cell office:value-type="float" office:value="93" calcext:value-type="float">
            <text:p>93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epel-package-announce</text:p>
          </table:table-cell>
          <table:table-cell office:value-type="float" office:value="3964" calcext:value-type="float">
            <text:p>3964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epel-users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1003" calcext:value-type="float">
            <text:p>1003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fama-mentors</text:p>
          </table:table-cell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flock-attendees-2013</text:p>
          </table:table-cell>
          <table:table-cell office:value-type="float" office:value="142" calcext:value-type="float">
            <text:p>14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fonts</text:p>
          </table:table-cell>
          <table:table-cell office:value-type="float" office:value="98" calcext:value-type="float">
            <text:p>98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52" calcext:value-type="float">
            <text:p>5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hu-users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1386" calcext:value-type="float">
            <text:p>1386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irc-support-sig</text:p>
          </table:table-cell>
          <table:table-cell office:value-type="float" office:value="245" calcext:value-type="float">
            <text:p>245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kexec</text:p>
          </table:table-cell>
          <table:table-cell office:value-type="float" office:value="295" calcext:value-type="float">
            <text:p>295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79" calcext:value-type="float">
            <text:p>79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lxde</text:p>
          </table:table-cell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mips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504" calcext:value-type="float">
            <text:p>504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olpc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1059" calcext:value-type="float">
            <text:p>1059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panama-community</text:p>
          </table:table-cell>
          <table:table-cell office:value-type="float" office:value="37" calcext:value-type="float">
            <text:p>37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php-devel</text:p>
          </table:table-cell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power-management</text:p>
          </table:table-cell>
          <table:table-cell office:value-type="float" office:value="38" calcext:value-type="float">
            <text:p>38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remixes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ru-users</text:p>
          </table:table-cell>
          <table:table-cell office:value-type="float" office:value="38" calcext:value-type="float">
            <text:p>38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s390x</text:p>
          </table:table-cell>
          <table:table-cell office:value-type="float" office:value="405" calcext:value-type="float">
            <text:p>405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summit-planning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758" calcext:value-type="float">
            <text:p>758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trans-ia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trans-id</text:p>
          </table:table-cell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vn-community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voip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women-outreach</text:p>
          </table:table-cell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102" calcext:value-type="float">
            <text:p>10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xfce</text:p>
          </table:table-cell>
          <table:table-cell office:value-type="float" office:value="254" calcext:value-type="float">
            <text:p>254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zarafa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zarafa-announce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884" calcext:value-type="float">
            <text:p>884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680" calcext:value-type="float">
            <text:p>680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1144" calcext:value-type="float">
            <text:p>1144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1166" calcext:value-type="float">
            <text:p>1166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58" calcext:value-type="float">
            <text:p>58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78" calcext:value-type="float">
            <text:p>378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1528" calcext:value-type="float">
            <text:p>1528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arm-builds</text:p>
          </table:table-cell>
          <table:table-cell office:value-type="float" office:value="94276" calcext:value-type="float">
            <text:p>94276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badges</text:p>
          </table:table-cell>
          <table:table-cell office:value-type="float" office:value="392" calcext:value-type="float">
            <text:p>392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bangladesh-users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bigdata</text:p>
          </table:table-cell>
          <table:table-cell office:value-type="float" office:value="227" calcext:value-type="float">
            <text:p>227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238" calcext:value-type="float">
            <text:p>238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classroom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694" calcext:value-type="float">
            <text:p>1694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875" calcext:value-type="float">
            <text:p>875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cwg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64" calcext:value-type="float">
            <text:p>64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design-devel</text:p>
          </table:table-cell>
          <table:table-cell office:value-type="float" office:value="49" calcext:value-type="float">
            <text:p>49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design-team</text:p>
          </table:table-cell>
          <table:table-cell office:value-type="float" office:value="345" calcext:value-type="float">
            <text:p>345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design-team-tickets</text:p>
          </table:table-cell>
          <table:table-cell office:value-type="float" office:value="270" calcext:value-type="float">
            <text:p>270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2729" calcext:value-type="float">
            <text:p>2729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devassistant</text:p>
          </table:table-cell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12606" calcext:value-type="float">
            <text:p>12606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devel-announce</text:p>
          </table:table-cell>
          <table:table-cell office:value-type="float" office:value="198" calcext:value-type="float">
            <text:p>198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env-and-stacks</text:p>
          </table:table-cell>
          <table:table-cell office:value-type="float" office:value="547" calcext:value-type="float">
            <text:p>547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epel-package-announce</text:p>
          </table:table-cell>
          <table:table-cell office:value-type="float" office:value="5142" calcext:value-type="float">
            <text:p>5142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epel-users</text:p>
          </table:table-cell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1907" calcext:value-type="float">
            <text:p>1907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fama-mentors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flock-attendees-2014</text:p>
          </table:table-cell>
          <table:table-cell office:value-type="float" office:value="79" calcext:value-type="float">
            <text:p>79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fonts</text:p>
          </table:table-cell>
          <table:table-cell office:value-type="float" office:value="120" calcext:value-type="float">
            <text:p>120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hu-users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1541" calcext:value-type="float">
            <text:p>1541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irc-support-sig</text:p>
          </table:table-cell>
          <table:table-cell office:value-type="float" office:value="61" calcext:value-type="float">
            <text:p>61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kexec</text:p>
          </table:table-cell>
          <table:table-cell office:value-type="float" office:value="1337" calcext:value-type="float">
            <text:p>1337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67" calcext:value-type="float">
            <text:p>67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lxde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mips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olpc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outreach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513" calcext:value-type="float">
            <text:p>513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panama-community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php-devel</text:p>
          </table:table-cell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power-management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remixes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ru-users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s390x</text:p>
          </table:table-cell>
          <table:table-cell office:value-type="float" office:value="509" calcext:value-type="float">
            <text:p>509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595" calcext:value-type="float">
            <text:p>595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vn-community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women-outreach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xfce</text:p>
          </table:table-cell>
          <table:table-cell office:value-type="float" office:value="182" calcext:value-type="float">
            <text:p>182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zarafa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zarafa-announce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307" calcext:value-type="float">
            <text:p>307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543" calcext:value-type="float">
            <text:p>543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639" calcext:value-type="float">
            <text:p>639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977" calcext:value-type="float">
            <text:p>977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51" calcext:value-type="float">
            <text:p>51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pac</text:p>
          </table:table-cell>
          <table:table-cell office:value-type="float" office:value="73" calcext:value-type="float">
            <text:p>73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30" calcext:value-type="float">
            <text:p>130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1358" calcext:value-type="float">
            <text:p>1358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rm-builds</text:p>
          </table:table-cell>
          <table:table-cell office:value-type="float" office:value="6484" calcext:value-type="float">
            <text:p>6484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badges</text:p>
          </table:table-cell>
          <table:table-cell office:value-type="float" office:value="666" calcext:value-type="float">
            <text:p>666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bangladesh-users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bigdata</text:p>
          </table:table-cell>
          <table:table-cell office:value-type="float" office:value="78" calcext:value-type="float">
            <text:p>78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442" calcext:value-type="float">
            <text:p>442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classroom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315" calcext:value-type="float">
            <text:p>1315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commops</text:p>
          </table:table-cell>
          <table:table-cell office:value-type="float" office:value="173" calcext:value-type="float">
            <text:p>173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733" calcext:value-type="float">
            <text:p>733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cwg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design-devel</text:p>
          </table:table-cell>
          <table:table-cell office:value-type="float" office:value="82" calcext:value-type="float">
            <text:p>82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design-team</text:p>
          </table:table-cell>
          <table:table-cell office:value-type="float" office:value="382" calcext:value-type="float">
            <text:p>382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design-team-tickets</text:p>
          </table:table-cell>
          <table:table-cell office:value-type="float" office:value="1087" calcext:value-type="float">
            <text:p>1087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1737" calcext:value-type="float">
            <text:p>1737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devassistant</text:p>
          </table:table-cell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11257" calcext:value-type="float">
            <text:p>11257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devel-announce</text:p>
          </table:table-cell>
          <table:table-cell office:value-type="float" office:value="222" calcext:value-type="float">
            <text:p>222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diversity-app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env-and-stacks</text:p>
          </table:table-cell>
          <table:table-cell office:value-type="float" office:value="356" calcext:value-type="float">
            <text:p>356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epel-package-announce</text:p>
          </table:table-cell>
          <table:table-cell office:value-type="float" office:value="5189" calcext:value-type="float">
            <text:p>5189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epel-users</text:p>
          </table:table-cell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710" calcext:value-type="float">
            <text:p>710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fama-mentors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fonts</text:p>
          </table:table-cell>
          <table:table-cell office:value-type="float" office:value="34" calcext:value-type="float">
            <text:p>34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1226" calcext:value-type="float">
            <text:p>1226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irc-support-sig</text:p>
          </table:table-cell>
          <table:table-cell office:value-type="float" office:value="78" calcext:value-type="float">
            <text:p>78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exec</text:p>
          </table:table-cell>
          <table:table-cell office:value-type="float" office:value="748" calcext:value-type="float">
            <text:p>748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lxde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mips</text:p>
          </table:table-cell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outreach</text:p>
          </table:table-cell>
          <table:table-cell office:value-type="float" office:value="75" calcext:value-type="float">
            <text:p>75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685" calcext:value-type="float">
            <text:p>685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anama-community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hp-devel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ower-management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remixes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s390x</text:p>
          </table:table-cell>
          <table:table-cell office:value-type="float" office:value="323" calcext:value-type="float">
            <text:p>323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438" calcext:value-type="float">
            <text:p>438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trans-ia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trans-id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women-outreach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xfce</text:p>
          </table:table-cell>
          <table:table-cell office:value-type="float" office:value="252" calcext:value-type="float">
            <text:p>252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zarafa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zarafa-announce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named-expressions/>
      <table:database-ranges>
        <table:database-range table:name="__Anonymous_Sheet_DB__0" table:target-range-address="'mlstats-totalmsgsbyyear'.A1:'mlstats-totalmsgsbyyear'.C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0:22:26.746522123</dc:date>
    <dc:creator>decause </dc:creator>
    <meta:editing-duration>PT31M56S</meta:editing-duration>
    <meta:editing-cycles>2</meta:editing-cycles>
    <meta:generator>LibreOffice/5.0.3.2$Linux_X86_64 LibreOffice_project/00$Build-2</meta:generator>
    <meta:document-statistic meta:table-count="1" meta:cell-count="138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5cm" chart:style-name="ch2">
          <text:p>Total Messages by List: 2003</text:p>
        </chart:title>
        <chart:plot-area chart:style-name="ch3" table:cell-range-address="'mlstats-totalmsgsbyyear'.A3:'mlstats-totalmsgsbyyear'.B8" chart:data-source-has-labels="column" svg:x="0.32cm" svg:y="1.288cm" svg:width="15.36cm" svg:height="7.5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576cm" svg:y="1.288cm" svg:width="13.892cm" svg:height="6.8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lstats-totalmsgsbyyear'.A3:'mlstats-totalmsgsbyyear'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mlstats-totalmsgsbyyear'.B3:'mlstats-totalmsgsbyyear'.B8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nnounce</text:p>
                <draw:g>
                  <svg:desc>'mlstats-totalmsgsbyyear'.A3:'mlstats-totalmsgsbyyear'.A8</svg:desc>
                </draw:g>
              </table:table-cell>
              <table:table-cell office:value-type="float" office:value="32">
                <text:p>32</text:p>
                <draw:g>
                  <svg:desc>'mlstats-totalmsgsbyyear'.B3:'mlstats-totalmsgsbyyear'.B8</svg:desc>
                </draw:g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rans-ko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5cm" chart:style-name="ch2">
          <text:p>Total Messages by List: 2004</text:p>
        </chart:title>
        <chart:plot-area chart:style-name="ch3" table:cell-range-address="'mlstats-totalmsgsbyyear'.A9:'mlstats-totalmsgsbyyear'.B14" chart:data-source-has-labels="column" svg:x="0.573cm" svg:y="1.287cm" svg:width="14.887cm" svg:height="7.5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788cm" svg:y="1.287cm" svg:width="13.7cm" svg:height="6.88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lstats-totalmsgsbyyear'.A9:'mlstats-totalmsgsbyyear'.A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mlstats-totalmsgsbyyear'.B9:'mlstats-totalmsgsbyyear'.B1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nnounce</text:p>
                <draw:g>
                  <svg:desc>'mlstats-totalmsgsbyyear'.A9:'mlstats-totalmsgsbyyear'.A14</svg:desc>
                </draw:g>
              </table:table-cell>
              <table:table-cell office:value-type="float" office:value="506">
                <text:p>506</text:p>
                <draw:g>
                  <svg:desc>'mlstats-totalmsgsbyyear'.B9:'mlstats-totalmsgsbyyear'.B14</svg:desc>
                </draw:g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15862">
                <text:p>15862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trans-ko</text:p>
              </table:table-cell>
              <table:table-cell office:value-type="float" office:value="319">
                <text:p>3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5cm" chart:style-name="ch2">
          <text:p>Total Messages by List: 2005</text:p>
        </chart:title>
        <chart:plot-area chart:style-name="ch3" table:cell-range-address="'mlstats-totalmsgsbyyear'.A15:'mlstats-totalmsgsbyyear'.B29" chart:data-source-has-labels="column" svg:x="0.32cm" svg:y="1.288cm" svg:width="15.36cm" svg:height="7.5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39cm" svg:y="1.288cm" svg:width="13.633cm" svg:height="5.36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lstats-totalmsgsbyyear'.A15:'mlstats-totalmsgsbyyear'.A2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mlstats-totalmsgsbyyear'.B15:'mlstats-totalmsgsbyyear'.B29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89-announce</text:p>
                <draw:g>
                  <svg:desc>'mlstats-totalmsgsbyyear'.A15:'mlstats-totalmsgsbyyear'.A29</svg:desc>
                </draw:g>
              </table:table-cell>
              <table:table-cell office:value-type="float" office:value="6">
                <text:p>6</text:p>
                <draw:g>
                  <svg:desc>'mlstats-totalmsgsbyyear'.B15:'mlstats-totalmsgsbyyear'.B29</svg:desc>
                </draw:g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announce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13444">
                <text:p>13444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trans-ko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websites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xen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34cm" svg:height="13.909cm" xlink:href=".." xlink:type="simple" chart:class="chart:bar" chart:style-name="ch1">
        <chart:title svg:x="3.81cm" svg:y="0.413cm" chart:style-name="ch2">
          <text:p>Total Messages by List: 2006</text:p>
        </chart:title>
        <chart:plot-area chart:style-name="ch3" table:cell-range-address="'mlstats-totalmsgsbyyear'.A30:'mlstats-totalmsgsbyyear'.B50" chart:data-source-has-labels="column" svg:x="0.272cm" svg:y="1.484cm" svg:width="13.09cm" svg:height="12.1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098cm" svg:y="1.484cm" svg:width="9.979cm" svg:height="11.5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lstats-totalmsgsbyyear'.A30:'mlstats-totalmsgsbyyear'.A5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mlstats-totalmsgsbyyear'.B30:'mlstats-totalmsgsbyyear'.B50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89-announce</text:p>
                <draw:g>
                  <svg:desc>'mlstats-totalmsgsbyyear'.A30:'mlstats-totalmsgsbyyear'.A50</svg:desc>
                </draw:g>
              </table:table-cell>
              <table:table-cell office:value-type="float" office:value="9">
                <text:p>9</text:p>
                <draw:g>
                  <svg:desc>'mlstats-totalmsgsbyyear'.B30:'mlstats-totalmsgsbyyear'.B50</svg:desc>
                </draw:g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announce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brasil-marketing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council-discuss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14405">
                <text:p>14405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trans-ko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bsites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xen</text:p>
              </table:table-cell>
              <table:table-cell office:value-type="float" office:value="1893">
                <text:p>18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14.722cm" xlink:href=".." xlink:type="simple" chart:class="chart:bar" chart:style-name="ch1">
        <chart:title svg:x="4.991cm" svg:y="0.429cm" chart:style-name="ch2">
          <text:p>Total Messages by List: 2007</text:p>
        </chart:title>
        <chart:plot-area chart:style-name="ch3" table:cell-range-address="'mlstats-totalmsgsbyyear'.A51:'mlstats-totalmsgsbyyear'.B76" chart:data-source-has-labels="column" svg:x="0.319cm" svg:y="1.516cm" svg:width="15.358cm" svg:height="12.91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123cm" svg:y="1.607cm" svg:width="12.309cm" svg:height="12.08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lstats-totalmsgsbyyear'.A51:'mlstats-totalmsgsbyyear'.A7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mlstats-totalmsgsbyyear'.B51:'mlstats-totalmsgsbyyear'.B7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89-announce</text:p>
                <draw:g>
                  <svg:desc>'mlstats-totalmsgsbyyear'.A51:'mlstats-totalmsgsbyyear'.A76</svg:desc>
                </draw:g>
              </table:table-cell>
              <table:table-cell office:value-type="float" office:value="5">
                <text:p>5</text:p>
                <draw:g>
                  <svg:desc>'mlstats-totalmsgsbyyear'.B51:'mlstats-totalmsgsbyyear'.B76</svg:desc>
                </draw:g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announce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stronomy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brasil-marketing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council-discuss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25595">
                <text:p>25595</text:p>
              </table:table-cell>
            </table:table-row>
            <table:table-row>
              <table:table-cell office:value-type="string">
                <text:p>devel-announce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fonts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php-devel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trans-bg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trans-r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xen</text:p>
              </table:table-cell>
              <table:table-cell office:value-type="float" office:value="1610">
                <text:p>16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16.455cm" xlink:href=".." xlink:type="simple" chart:class="chart:bar" chart:style-name="ch1">
        <chart:title svg:x="4.991cm" svg:y="0.464cm" chart:style-name="ch2">
          <text:p>Total Messages by List: 2008</text:p>
        </chart:title>
        <chart:plot-area chart:style-name="ch3" table:cell-range-address="'mlstats-totalmsgsbyyear'.A77:'mlstats-totalmsgsbyyear'.B108" chart:data-source-has-labels="column" svg:x="0.25cm" svg:y="1.301cm" svg:width="15.346cm" svg:height="14.26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359cm" svg:y="1.196cm" svg:width="12.034cm" svg:height="13.83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lstats-totalmsgsbyyear'.A77:'mlstats-totalmsgsbyyear'.A10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mlstats-totalmsgsbyyear'.B77:'mlstats-totalmsgsbyyear'.B108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89-announce</text:p>
                <draw:g>
                  <svg:desc>'mlstats-totalmsgsbyyear'.A77:'mlstats-totalmsgsbyyear'.A108</svg:desc>
                </draw:g>
              </table:table-cell>
              <table:table-cell office:value-type="float" office:value="14">
                <text:p>14</text:p>
                <draw:g>
                  <svg:desc>'mlstats-totalmsgsbyyear'.B77:'mlstats-totalmsgsbyyear'.B108</svg:desc>
                </draw:g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announce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stronomy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bangladesh-users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brasil-marketing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council-discuss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29386">
                <text:p>29386</text:p>
              </table:table-cell>
            </table:table-row>
            <table:table-row>
              <table:table-cell office:value-type="string">
                <text:p>devel-announce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fonts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isv-sig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olpc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php-devel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390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trans-bg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rans-id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trans-k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iki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xen</text:p>
              </table:table-cell>
              <table:table-cell office:value-type="float" office:value="818">
                <text:p>8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17.269cm" xlink:href=".." xlink:type="simple" chart:class="chart:bar" chart:style-name="ch1">
        <chart:title svg:x="4.991cm" svg:y="0.48cm" chart:style-name="ch2">
          <text:p>Total Messages by List: 2009</text:p>
        </chart:title>
        <chart:plot-area chart:style-name="ch3" table:cell-range-address="'mlstats-totalmsgsbyyear'.A109:'mlstats-totalmsgsbyyear'.B143" chart:data-source-has-labels="column" svg:x="0.319cm" svg:y="1.618cm" svg:width="15.358cm" svg:height="15.3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4.437cm" svg:y="1.618cm" svg:width="11.027cm" svg:height="14.6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lstats-totalmsgsbyyear'.A109:'mlstats-totalmsgsbyyear'.A14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mlstats-totalmsgsbyyear'.B109:'mlstats-totalmsgsbyyear'.B143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89-announce</text:p>
                <draw:g>
                  <svg:desc>'mlstats-totalmsgsbyyear'.A109:'mlstats-totalmsgsbyyear'.A143</svg:desc>
                </draw:g>
              </table:table-cell>
              <table:table-cell office:value-type="float" office:value="19">
                <text:p>19</text:p>
                <draw:g>
                  <svg:desc>'mlstats-totalmsgsbyyear'.B109:'mlstats-totalmsgsbyyear'.B143</svg:desc>
                </draw:g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announce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astronomy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bangladesh-users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brasil-marketing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classroom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ouncil-discuss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design-team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design-team-tickets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24391">
                <text:p>24391</text:p>
              </table:table-cell>
            </table:table-row>
            <table:table-row>
              <table:table-cell office:value-type="string">
                <text:p>devel-announc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epel-package-announce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fonts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isv-si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olpc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php-devel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390x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trans-b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ns-i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wiki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en</text:p>
              </table:table-cell>
              <table:table-cell office:value-type="float" office:value="612">
                <text:p>6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24.186cm" xlink:href=".." xlink:type="simple" chart:class="chart:bar" chart:style-name="ch1">
        <chart:title svg:x="4.991cm" svg:y="0.618cm" chart:style-name="ch2">
          <text:p>Total Messages by List: 2010</text:p>
        </chart:title>
        <chart:plot-area chart:style-name="ch3" table:cell-range-address="'mlstats-totalmsgsbyyear'.A144:'mlstats-totalmsgsbyyear'.B191" chart:data-source-has-labels="column" svg:x="0.319cm" svg:y="1.894cm" svg:width="15.358cm" svg:height="21.80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4.42cm" svg:y="1.973cm" svg:width="11.201cm" svg:height="21.00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lstats-totalmsgsbyyear'.A144:'mlstats-totalmsgsbyyear'.A19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mlstats-totalmsgsbyyear'.B144:'mlstats-totalmsgsbyyear'.B191" chart:class="chart:ba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89-announce</text:p>
                <draw:g>
                  <svg:desc>'mlstats-totalmsgsbyyear'.A144:'mlstats-totalmsgsbyyear'.A191</svg:desc>
                </draw:g>
              </table:table-cell>
              <table:table-cell office:value-type="float" office:value="21">
                <text:p>21</text:p>
                <draw:g>
                  <svg:desc>'mlstats-totalmsgsbyyear'.B144:'mlstats-totalmsgsbyyear'.B191</svg:desc>
                </draw:g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announce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astronom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angladesh-users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brasil-marketing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classroom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cloud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council-discuss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cwg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design-team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design-team-tickets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18660">
                <text:p>18660</text:p>
              </table:table-cell>
            </table:table-row>
            <table:table-row>
              <table:table-cell office:value-type="string">
                <text:p>devel-announce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epel-package-announce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fonts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irc-support-sig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isv-sig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lxd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mips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olpc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php-devel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emix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90x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ummit-planning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trans-bg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rans-id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trans-ko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rans-r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n-communit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ki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xen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xfce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zarafa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zarafa-announce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27.871cm" xlink:href=".." xlink:type="simple" chart:class="chart:bar" chart:style-name="ch1">
        <chart:title svg:x="4.991cm" svg:y="0.692cm" chart:style-name="ch2">
          <text:p>Total Messages by List: 2015</text:p>
        </chart:title>
        <chart:plot-area chart:style-name="ch3" table:cell-range-address="'mlstats-totalmsgsbyyear'.A406:'mlstats-totalmsgsbyyear'.B463" chart:data-source-has-labels="column" svg:x="0.319cm" svg:y="2.042cm" svg:width="15.358cm" svg:height="25.27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4.42cm" svg:y="2.132cm" svg:width="11.257cm" svg:height="24.4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lstats-totalmsgsbyyear'.A406:'mlstats-totalmsgsbyyear'.A46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mlstats-totalmsgsbyyear'.B406:'mlstats-totalmsgsbyyear'.B463" chart:class="chart:bar"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89-announce</text:p>
                <draw:g>
                  <svg:desc>'mlstats-totalmsgsbyyear'.A406:'mlstats-totalmsgsbyyear'.A463</svg:desc>
                </draw:g>
              </table:table-cell>
              <table:table-cell office:value-type="float" office:value="15">
                <text:p>15</text:p>
                <draw:g>
                  <svg:desc>'mlstats-totalmsgsbyyear'.B406:'mlstats-totalmsgsbyyear'.B463</svg:desc>
                </draw:g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announc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apac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arm-builds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astronomy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badges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bangladesh-us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gdata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classroo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oud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commops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council-discuss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cwg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esign-devel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design-team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design-team-tickets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devassistant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11257">
                <text:p>11257</text:p>
              </table:table-cell>
            </table:table-row>
            <table:table-row>
              <table:table-cell office:value-type="string">
                <text:p>devel-announce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diversity-app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env-and-stacks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epel-package-announce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epel-users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fama-mento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onts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irc-support-sig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kexec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lxd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p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outreach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panama-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hp-devel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ower-managemen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mixe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90x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trans-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ns-i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omen-outreach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xe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xfc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zaraf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arafa-announce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